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text-properties officeooo:rsid="000fb907" officeooo:paragraph-rsid="000fb907"/>
    </style:style>
    <style:style style:name="P2" style:family="paragraph" style:parent-style-name="Title">
      <style:text-properties officeooo:rsid="000fb907" officeooo:paragraph-rsid="000fb907"/>
    </style:style>
    <style:style style:name="P3" style:family="paragraph" style:parent-style-name="Text_20_body">
      <style:text-properties officeooo:rsid="000fb907" officeooo:paragraph-rsid="000fb907"/>
    </style:style>
    <style:style style:name="P4" style:family="paragraph" style:parent-style-name="Text_20_body">
      <style:text-properties officeooo:rsid="00139576" officeooo:paragraph-rsid="00139576"/>
    </style:style>
    <style:style style:name="T1" style:family="text">
      <style:text-properties officeooo:rsid="00116c82"/>
    </style:style>
    <style:style style:name="T2" style:family="text">
      <style:text-properties officeooo:rsid="00139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description</text:p>
      <text:p text:style-name="P1">Master thesis of Oeyvind Svendsen</text:p>
      <text:p text:style-name="P3">The decay of Rhenium to Osmium is a very slow decay that happens on cosmological time-scales. <text:span text:style-name="T1">Due to Osmium being protected from r-process enrichment, it is a prime candidate for measuring the abundance ratio between parent and daughter nuclei. This ratio, along with models for nuclear production can date the time for nucleosynthesis in our galaxy. </text:span></text:p>
      <text:p text:style-name="P4">What type of uncertainties impact the <text:span text:style-name="T2">dating and estimation of Rhenium-Osmium in modern science? How can this be improved upo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2:48:09.982915404</meta:creation-date>
    <dc:date>2017-02-14T23:19:07.321072766</dc:date>
    <meta:editing-duration>PT8M5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83" meta:character-count="530" meta:non-whitespace-character-count="450"/>
  </office:meta>
</office:document-meta>
</file>